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A000003EC56D079CD6918A35D.jpg" manifest:media-type="image/jpeg"/>
  <manifest:file-entry manifest:full-path="Pictures/100000000000063A000003EC6ACC8752FDE610C0.jpg" manifest:media-type="image/jpeg"/>
  <manifest:file-entry manifest:full-path="Pictures/10000000000005F8000003C244E5154C3C739F9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mm" svg:y="0mm" svg:width="135.01mm" svg:height="80.42mm" draw:z-index="0"><draw:image xlink:href="Pictures/10000000000005F8000003C244E5154C3C739F97.jpg" xlink:type="simple" xlink:show="embed" xlink:actuate="onLoad" loext:mime-type="image/jpeg"/></draw:frame><draw:frame draw:style-name="fr1" draw:name="Image2" text:anchor-type="paragraph" svg:x="0mm" svg:y="87mm" svg:width="135.01mm" svg:height="80.42mm" draw:z-index="1"><draw:image xlink:href="Pictures/100000000000063A000003EC6ACC8752FDE610C0.jpg" xlink:type="simple" xlink:show="embed" xlink:actuate="onLoad" loext:mime-type="image/jpeg"/></draw:frame><draw:frame draw:style-name="fr1" draw:name="Image3" text:anchor-type="paragraph" svg:x="0mm" svg:y="177.99mm" svg:width="135.01mm" svg:height="80.42mm" draw:z-index="2"><draw:image xlink:href="Pictures/10000000000005F8000003C244E5154C3C739F97.jpg" xlink:type="simple" xlink:show="embed" xlink:actuate="onLoad" loext:mime-type="image/jpeg"/></draw:frame><text:s/></text:p>
      <text:p text:style-name="P1"><draw:frame draw:style-name="fr1" draw:name="Image4" text:anchor-type="paragraph" svg:x="57.01mm" svg:y="0mm" svg:width="135.01mm" svg:height="80.42mm" draw:z-index="3"><draw:image xlink:href="Pictures/100000000000063A000003EC56D079CD6918A35D.jpg" xlink:type="simple" xlink:show="embed" xlink:actuate="onLoad" loext:mime-type="image/jpeg"/></draw:frame><draw:frame draw:style-name="fr1" draw:name="Image5" text:anchor-type="paragraph" svg:x="57.01mm" svg:y="87mm" svg:width="135.01mm" svg:height="80.42mm" draw:z-index="4"><draw:image xlink:href="Pictures/100000000000063A000003EC56D079CD6918A35D.jpg" xlink:type="simple" xlink:show="embed" xlink:actuate="onLoad" loext:mime-type="image/jpeg"/></draw:frame><draw:frame draw:style-name="fr1" draw:name="Image6" text:anchor-type="paragraph" svg:x="57.01mm" svg:y="177.99mm" svg:width="135.01mm" svg:height="80.42mm" draw:z-index="5"><draw:image xlink:href="Pictures/100000000000063A000003EC56D079CD6918A35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35:39.209816228</meta:creation-date>
    <dc:date>2019-03-24T20:20:22.564901163</dc:date>
    <meta:editing-duration>PT3H9S</meta:editing-duration>
    <meta:editing-cycles>21</meta:editing-cycles>
    <meta:generator>LibreOffice/6.1.5.2$Linux_X86_64 LibreOffice_project/10$Build-2</meta:generator>
    <meta:print-date>2019-03-24T19:49:48.545065957</meta:print-date>
    <meta:document-statistic meta:table-count="0" meta:image-count="6" meta:object-count="0" meta:page-count="2" meta:paragraph-count="1" meta:word-count="0" meta:character-count="1" meta:non-whitespace-character-count="0"/>
  </office:meta>
</office:document-meta>
</file>